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3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8.7cm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8.9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19.363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'Noto Sans'" style:font-style-name="Regular" style:font-family-generic="swiss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'Noto Sans'" style:font-style-name="Regular" style:font-family-generic="swiss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'Noto Sans'" style:font-style-name="Regular" style:font-family-generic="swiss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'Noto Sans'" style:font-style-name="Regular" style:font-family-generic="swiss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19.363cm" svg:x="1.4cm" svg:y="0.837cm" presentation:class="title" presentation:user-transformed="true">
          <draw:text-box>
            <text:p>Развертывание приложения.<text:line-break/>Балансировка нагрузки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Доступные облачные сервисы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crosoft Azure: </text:p>
              </text:list-header>
            </text:list>
            <text:list text:style-name="L3">
              <text:list-header>
                <text:p>+ Дает на месяц 12500</text:p>
                <text:p>- <text:s/>Доступно мало серверов</text:p>
                <text:p>- <text:s/>Долго настраивать окружение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Доступные облачные сервисы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gital Ocean: </text:p>
              </text:list-header>
            </text:list>
            <text:list text:style-name="L3">
              <text:list-header>
                <text:p>+ Купон <text:s/>на 50$ входит github student pack</text:p>
                <text:p>+ Есть бонус за регистрацию</text:p>
                <text:p>+ Ежемесячные купоны</text:p>
                <text:p>+ Быстрая настройка сервера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Доступные облачные сервисы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eroku: </text:p>
              </text:list-header>
            </text:list>
            <text:list text:style-name="L3">
              <text:list-header>
                <text:p>+ Бесплано можно развернуть 6 приложений</text:p>
                <text:p>+ Может брать приложение с github</text:p>
                <text:p>- <text:s/>Нет непосредственного доступа к машине</text:p>
                <text:p>- <text:s/>Может свернуть приложение в любой <text:s text:c="5"/>момен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Доступные облачные сервисы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ithub.io (Только spa): </text:p>
              </text:list-header>
            </text:list>
            <text:list text:style-name="L3">
              <text:list-header>
                <text:p>+ Бесплано</text:p>
                <text:p>+ Может брать приложение с github</text:p>
                <text:p>(Костыль, но пойдет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Балансировка нагрузк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ginx</text:p>
              </text:list-item>
              <text:list-item>
                <text:p>Apache</text:p>
              </text:list-item>
              <text:list-item>
                <text:p>HAProxy</text:p>
              </text:list-item>
              <text:list-item>
                <text:p>Свой балансировщик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одытожим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Облачные сервера: <text:s/>Azure, Digital Ocean</text:p>
                <text:p>Балансировщик: nginx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риложение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2" xml:id="id1" draw:id="id1" draw:layer="layout" svg:width="7.8cm" svg:height="5.6cm" svg:x="2.6cm" svg:y="7.2cm">
          <text:p text:style-name="P2">SPA</text:p>
          <text:list text:style-name="L1">
            <text:list-item>
              <text:p text:style-name="P2">HTML страница</text:p>
            </text:list-item>
            <text:list-item>
              <text:p text:style-name="P2">Js скрипты</text:p>
            </text:list-item>
            <text:list-item>
              <text:p text:style-name="P2">Css </text:p>
            </text:list-item>
            <text:list-item>
              <text:p text:style-name="P2">Картинки</text:p>
            </text:list-item>
          </text:list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2cm" svg:height="3.6cm" svg:x="16cm" svg:y="6.8cm">
          <text:p text:style-name="P2">API (express)</text:p>
          <text:list text:style-name="L1">
            <text:list-item>
              <text:p text:style-name="P2">Get запросы</text:p>
            </text:list-item>
            <text:list-item>
              <text:p text:style-name="P2">Запросы в ОС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9.4cm" svg:height="3.6cm" svg:x="16cm" svg:y="12.4cm">
          <text:p text:style-name="P2">Presenter (express)</text:p>
          <text:list text:style-name="L1">
            <text:list-item>
              <text:p text:style-name="P2">Страница с презентацией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4cm" svg:y1="10cm" svg:x2="16cm" svg:y2="8.6cm" draw:start-shape="id1" draw:end-shape="id2" svg:d="M10400 10000h2800v-1400h2800" svg:viewBox="0 0 5601 1401">
          <text:p/>
        </draw:connector>
        <draw:connector draw:style-name="gr5" draw:text-style-name="P3" draw:layer="layout" svg:x1="10.4cm" svg:y1="10cm" svg:x2="16cm" svg:y2="14.2cm" draw:start-shape="id1" draw:end-shape="id3" svg:d="M10400 10000h2800v4200h2800" svg:viewBox="0 0 5601 42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ара слов про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+ можно быстро развернуть систему</text:p>
                <text:p>- <text:s/>ужасно обрабатывает новые запросы</text:p>
                <text:p>- <text:s/>требует ресурсы на поддержание в системе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Настройка nginx (SPA)</text:p>
          </draw:text-box>
        </draw:frame>
        <draw:frame draw:style-name="gr6" draw:text-style-name="P5" draw:layer="layout" svg:width="25.6cm" svg:height="13.049cm" svg:x="1cm" svg:y="4.751cm">
          <draw:text-box>
            <text:p>worker_processes auto;</text:p>
            <text:p>worker_priority -5;</text:p>
            <text:p/>
            <text:p>http {</text:p>
            <text:p><text:s text:c="4"/>upstream backend {</text:p>
            <text:p><text:tab/>server 178.62.89.162 weight=1 max_fails=3 fail_timeout=1s;</text:p>
            <text:p><text:tab/>server 207.154.210.234 weight=2 max_fails=3 fail_timeout=1s;</text:p>
            <text:p><text:s text:c="4"/>}</text:p>
            <text:p/>
            <text:p><text:s text:c="4"/>upstream backstatic {</text:p>
            <text:p><text:s text:c="8"/>server 138.68.182.118;</text:p>
            <text:p><text:s text:c="4"/>}</text:p>
            <text:p/>
            <text:p><text:s text:c="4"/>upstream presenter {</text:p>
            <text:p><text:s text:c="8"/>server 139.59.210.132;</text:p>
            <text:p><text:s text:c="4"/>}</text:p>
            <text:p/>
            <text:p>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6" draw:text-style-name="P7" draw:layer="layout" svg:width="25.2cm" svg:height="15.893cm" svg:x="1.6cm" svg:y="1.8cm">
          <draw:text-box>
            <text:p text:style-name="P6"><text:s text:c="4"/>server {</text:p>
            <text:p text:style-name="P6"><text:s text:c="8"/>open_file_cache_min_uses 2;</text:p>
            <text:p text:style-name="P6"><text:s text:c="8"/>open_file_cache max=2000;</text:p>
            <text:p text:style-name="P6"><text:s text:c="8"/>open_file_cache_valid 1d;</text:p>
            <text:p text:style-name="P6"><text:s text:c="8"/>open_file_cache_errors on;<text:tab/></text:p>
            <text:p text:style-name="P6"/>
            <text:p text:style-name="P6"><text:s text:c="8"/>listen 80 backlog=4096;</text:p>
            <text:p text:style-name="P6"><text:tab/>proxy_http_version 1.1;</text:p>
            <text:p text:style-name="P6"><text:tab/>gzip_http_version 1.0;</text:p>
            <text:p text:style-name="P6"><text:tab/>gzip <text:s/>on;</text:p>
            <text:p text:style-name="P6"><text:tab/>gzip_static on;</text:p>
            <text:p text:style-name="P6"><text:tab/>gzip_proxied any;</text:p>
            <text:p text:style-name="P6"><text:s text:c="8"/>gzip_vary on;</text:p>
            <text:p text:style-name="P6"><text:s text:c="8"/>gzip_comp_level 7;</text:p>
            <text:p text:style-name="P6"><text:s text:c="8"/>gzip_types</text:p>
            <text:p text:style-name="P6"><text:s text:c="12"/>text/plain</text:p>
            <text:p text:style-name="P6"><text:s text:c="12"/>application/x-javascript</text:p>
            <text:p text:style-name="P6"><text:s text:c="12"/>text/javascript</text:p>
            <text:p text:style-name="P6"><text:s text:c="12"/>application/json</text:p>
            <text:p text:style-name="P6"><text:s text:c="12"/>application/javascript;</text:p>
            <text:p text:style-name="P6"><text:tab/>include /etc/nginx/mime.types;</text:p>
            <text:p text:style-name="P6"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6" draw:text-style-name="P5" draw:layer="layout" svg:width="25.2cm" svg:height="18.737cm" svg:x="1.2cm" svg:y="1.4cm">
          <draw:text-box>
            <text:p><text:tab/>location /monitor {</text:p>
            <text:p><text:tab/><text:tab/>stub_status;</text:p>
            <text:p><text:tab/>}</text:p>
            <text:p><text:tab/>location /api {</text:p>
            <text:p><text:tab/><text:tab/>gzip off;</text:p>
            <text:p><text:tab/><text:tab/>proxy_next_upstream_tries 2;</text:p>
            <text:p><text:tab/><text:tab/>proxy_next_upstream error timeout invalid_header http_500 http_502 <text:s/>http_503 http_504;</text:p>
            <text:p><text:tab/><text:tab/>proxy_connect_timeout 3s;</text:p>
            <text:p><text:tab/><text:tab/>proxy_set_header X-Forwarded-For $proxy_add_x_forwarded_for;</text:p>
            <text:p><text:s text:c="14"/>proxy_set_header Host $http_host;</text:p>
            <text:p><text:s text:c="14"/>proxy_redirect off;</text:p>
            <text:p><text:tab/><text:tab/>location <text:s/>/api/httptest {</text:p>
            <text:p><text:s text:c="20"/>proxy_pass http://backstatic;</text:p>
            <text:p><text:s text:c="16"/>}</text:p>
            <text:p><text:tab/><text:tab/>proxy_pass http://backend;</text:p>
            <text:p><text:tab/>}</text:p>
            <text:p><text:tab/>location / {</text:p>
            <text:p><text:tab/><text:tab/>index index.html;</text:p>
            <text:p><text:tab/><text:tab/>try_files $uri $uri/ /;</text:p>
            <text:p><text:tab/>}</text:p>
            <text:p><text:tab/>location /static {</text:p>
            <text:p><text:tab/><text:tab/>alias /var/www/public/static;</text:p>
            <text:p><text:tab/><text:tab/>autoindex on;</text:p>
            <text:p><text:tab/>}</text:p>
            <text:p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6" draw:text-style-name="P5" draw:layer="layout" svg:width="26.2cm" svg:height="20.87cm" svg:x="0.8cm" svg:y="0.286cm">
          <draw:text-box>
            <text:p><text:s text:c="8"/>location /presenter {</text:p>
            <text:p><text:s text:c="16"/>rewrite ^/presenter(.*)$ /$1 break;</text:p>
            <text:p><text:s text:c="16"/>proxy_set_header X-Forwarded-For $proxy_add_x_forwarded_for;</text:p>
            <text:p><text:s text:c="16"/>proxy_set_header Host $http_host;</text:p>
            <text:p><text:s text:c="16"/>proxy_redirect off;</text:p>
            <text:p><text:s text:c="16"/>proxy_next_upstream_tries 2;</text:p>
            <text:p><text:tab/><text:tab/> <text:s/>proxy_next_upstream error timeout invalid_header http_500 http_502 <text:s/>http_503 http_504;</text:p>
            <text:p><text:tab/><text:tab/>proxy_connect_timeout 3s;</text:p>
            <text:p><text:tab/><text:tab/>proxy_pass http://presenter;</text:p>
            <text:p><text:s text:c="8"/>}</text:p>
            <text:p><text:tab/>location ~ ^\/gzip/(.*)$ {</text:p>
            <text:p><text:tab/><text:tab/>rewrite ^/gzip(.*)$ $1 break;</text:p>
            <text:p><text:tab/><text:tab/>proxy_set_header X-Forwarded-For $proxy_add_x_forwarded_for;</text:p>
            <text:p><text:s text:c="16"/>proxy_set_header Host $http_host;</text:p>
            <text:p><text:s text:c="16"/>proxy_redirect off;</text:p>
            <text:p><text:s text:c="16"/>proxy_next_upstream_tries 2;</text:p>
            <text:p><text:tab/><text:tab/>proxy_next_upstream error timeout invalid_header http_500 http_502 <text:s/>http_503 http_504;</text:p>
            <text:p><text:tab/><text:tab/>proxy_connect_timeout 3s;</text:p>
            <text:p><text:tab/><text:tab/>location ~ ^\/gzip/api/httptest/(.*)$ {</text:p>
            <text:p><text:tab/><text:tab/><text:tab/>rewrite ^/gzip(.*)$ $1 break;</text:p>
            <text:p><text:s text:c="14"/><text:tab/><text:tab/>proxy_pass http://backstatic;</text:p>
            <text:p><text:s text:c="8"/><text:tab/>}</text:p>
            <text:p><text:tab/><text:tab/>proxy_pass http://backend;</text:p>
            <text:p><text:tab/>}</text:p>
            <text:p><text:s text:c="4"/>}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Настройка nginx (static)</text:p>
          </draw:text-box>
        </draw:frame>
        <draw:frame draw:style-name="gr6" draw:text-style-name="P5" draw:layer="layout" svg:width="26.4cm" svg:height="18.737cm" svg:x="0.8cm" svg:y="3.8cm">
          <draw:text-box>
            <text:p>worker_processes 2;</text:p>
            <text:p>events {</text:p>
            <text:p><text:s text:c="4"/>worker_connections 1024;</text:p>
            <text:p><text:s text:c="4"/>use epoll;</text:p>
            <text:p><text:s text:c="4"/>multi_accept on;</text:p>
            <text:p>}</text:p>
            <text:p>http {</text:p>
            <text:p><text:tab/>server {</text:p>
            <text:p><text:tab/><text:tab/>location /monitor {</text:p>
            <text:p><text:tab/><text:tab/><text:tab/>stub_status;</text:p>
            <text:p><text:tab/><text:tab/>}</text:p>
            <text:p><text:s text:c="14"/>location /api/httptest {</text:p>
            <text:p><text:tab/><text:tab/> <text:s text:c="7"/>keepalive_timeout 65;</text:p>
            <text:p><text:tab/> <text:s text:c="15"/>keepalive_requests 100000;</text:p>
            <text:p><text:tab/> <text:s text:c="15"/>sendfile <text:s text:c="8"/>on;</text:p>
            <text:p><text:tab/> <text:s text:c="15"/>tcp_nopush <text:s text:c="6"/>on;</text:p>
            <text:p><text:tab/> <text:s text:c="15"/>tcp_nodelay <text:s text:c="5"/>on;</text:p>
            <text:p><text:tab/><text:tab/> <text:s text:c="7"/>open_file_cache <text:s text:c="9"/>max=1000 inactive=20s;</text:p>
            <text:p><text:tab/><text:tab/> <text:s text:c="7"/>open_file_cache_valid <text:s text:c="3"/>60s;</text:p>
            <text:p><text:tab/><text:tab/> <text:s text:c="7"/>open_file_cache_min_uses 5;</text:p>
            <text:p><text:tab/><text:tab/> <text:s text:c="7"/>open_file_cache_errors <text:s text:c="2"/>off;</text:p>
            <text:p><text:s text:c="24"/>rewrite ^/api/httptest(.*)$ $1 break;</text:p>
            <text:p><text:s text:c="24"/>root /var/www/httptest;</text:p>
            <text:p><text:s text:c="16"/>}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Настройка api</text:p>
          </draw:text-box>
        </draw:frame>
        <draw:frame draw:style-name="gr6" draw:text-style-name="P5" draw:layer="layout" svg:width="27cm" svg:height="16.604cm" svg:x="0.6cm" svg:y="3.8cm">
          <draw:text-box>
            <text:p>const cluster = require('cluster');</text:p>
            <text:p>const numCPUs = require('os').cpus().length;</text:p>
            <text:p/>
            <text:p>if (cluster.isMaster) {</text:p>
            <text:p><text:s text:c="4"/>console.log(`Master ${process.pid} is running`);</text:p>
            <text:p/>
            <text:p><text:s text:c="4"/>// Fork workers.</text:p>
            <text:p><text:s text:c="4"/>for (let i = 0; i &lt; numCPUs; i++) {</text:p>
            <text:p><text:s text:c="8"/>cluster.fork();</text:p>
            <text:p><text:s text:c="4"/>}</text:p>
            <text:p/>
            <text:p><text:s text:c="4"/>cluster.on('exit', (worker, code, signal) =&gt; {</text:p>
            <text:p><text:s text:c="8"/>console.log(`worker ${worker.process.pid} died`);</text:p>
            <text:p><text:s text:c="4"/>});</text:p>
            <text:p>} else {</text:p>
            <text:p><text:s text:c="4"/>var server = http.createServer(app);</text:p>
            <text:p><text:s text:c="4"/>server.listen(port);</text:p>
            <text:p><text:s text:c="4"/>server.on('error', onError);</text:p>
            <text:p><text:s text:c="4"/>server.on('listening', onListening);</text:p>
            <text:p/>
            <text:p><text:s text:c="4"/>console.log(`Worker ${process.pid} started`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Как померить нагрузку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ache benchmark</text:p>
              </text:list-item>
              <text:list-item>
                <text:p>Yandex Tank</text:p>
              </text:list-item>
              <text:list-item>
                <text:p>Phant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Apache Benchmark</text:p>
          </draw:text-box>
        </draw:frame>
        <draw:frame draw:style-name="gr6" draw:text-style-name="P5" draw:layer="layout" svg:width="26.6cm" svg:height="1.673cm" svg:x="1cm" svg:y="7.727cm">
          <draw:text-box>
            <text:list text:style-name="L1">
              <text:list-item>
                <text:p>sudo apt-get install apache2-utils</text:p>
              </text:list-item>
              <text:list-item>
                <text:p>ab -n &lt;кол-во запросов&gt; -c &lt;сколько инстансов&gt; &lt;UR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Yandex Tan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Установка:</text:p>
                <text:p>sudo docker run \</text:p>
                <text:p><text:s text:c="4"/>-v $(pwd):/var/loadtest \</text:p>
                <text:p><text:s text:c="4"/>-v $SSH_AUTH_SOCK:/ssh-agent -e SSH_AUTH_SOCK=/ssh-agent \</text:p>
                <text:p><text:s text:c="4"/>--net host \</text:p>
                <text:p><text:s text:c="4"/>-it direvius/yandex-ta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Yandex Tank (Конфиг)</text:p>
          </draw:text-box>
        </draw:frame>
        <draw:frame draw:style-name="gr6" draw:text-style-name="P5" draw:layer="layout" svg:width="27cm" svg:height="16.604cm" svg:x="0.6cm" svg:y="3.8cm">
          <draw:text-box>
            <text:p>[phantom]</text:p>
            <text:p>instances: 100</text:p>
            <text:p>address = 52.169.249.68</text:p>
            <text:p>port = 80</text:p>
            <text:p>rps_schedule = const(1,10s) line(1,300,1m) const(300,2m)</text:p>
            <text:p>header_http = 1.1</text:p>
            <text:p>Headers = [Host:www.target.example.com]</text:p>
            <text:p><text:tab/>[Connection:close]</text:p>
            <text:p>uris = /gzip/api/app/port</text:p>
            <text:p><text:s text:c="7"/>/gzip/api/system/</text:p>
            <text:p><text:s text:c="7"/>/gzip/api/system/cpu</text:p>
            <text:p><text:s text:c="7"/>/gzip/api/system/processes</text:p>
            <text:p><text:s text:c="7"/>/gzip/api/system/currentLoad</text:p>
            <text:p><text:s text:c="7"/>/gzip/api/system/osInfo</text:p>
            <text:p><text:s text:c="7"/>/gzip/api/system/networkStats</text:p>
            <text:p><text:s text:c="8"/></text:p>
            <text:p/>
            <text:p>[tank]</text:p>
            <text:p>plugin_uploader=yandextank.plugins.DataUploader overload</text:p>
            <text:p><text:tab/><text:tab/></text:p>
            <text:p>[overload]</text:p>
            <text:p># to obtain a token click on your avatar in the top-right corner</text:p>
            <text:p>token_file=token.tx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ак следить за сервером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ite</text:p>
              </text:list-item>
              <text:list-item>
                <text:p>Datad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08:24.243532665</meta:creation-date>
    <meta:generator>LibreOffice/5.1.6.2$Linux_X86_64 LibreOffice_project/10m0$Build-2</meta:generator>
    <dc:date>2017-12-16T01:22:44.932920623</dc:date>
    <meta:editing-duration>PT5M25S</meta:editing-duration>
    <meta:editing-cycles>2</meta:editing-cycles>
    <meta:document-statistic meta:object-count="106"/>
  </office:meta>
</office:document-meta>
</file>